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000000000200000002000309F1C.png" manifest:media-type=""/>
  <manifest:file-entry manifest:full-path="Pictures/10000201000001600000016013F08B5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tyle="italic" style:font-style-asian="italic" style:font-style-complex="italic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19cm" svg:height="7.619cm" svg:x="1.27cm" svg:y="1.27cm">
          <draw:image xlink:href="Pictures/10000201000001600000016013F08B5D.png" xlink:type="simple" xlink:show="embed" xlink:actuate="onLoad">
            <text:p/>
          </draw:image>
        </draw:frame>
        <draw:line draw:style-name="gr2" draw:text-style-name="P1" draw:layer="layout" svg:x1="0.711cm" svg:y1="0.609cm" svg:x2="2.997cm" svg:y2="0.609cm">
          <text:p/>
        </draw:line>
        <draw:line draw:style-name="gr2" draw:text-style-name="P1" draw:layer="layout" svg:x1="0.711cm" svg:y1="0.609cm" svg:x2="0.711cm" svg:y2="2.844cm">
          <text:p/>
        </draw:line>
        <draw:frame draw:style-name="gr3" draw:text-style-name="P2" draw:layer="layout" svg:width="0.595cm" svg:height="0.725cm" svg:x="3.028cm" svg:y="0.304cm">
          <draw:text-box>
            <text:p><text:span text:style-name="T1">j</text:span></text:p>
          </draw:text-box>
        </draw:frame>
        <draw:frame draw:style-name="gr3" draw:text-style-name="P2" draw:layer="layout" svg:width="0.595cm" svg:height="0.725cm" svg:x="0.539cm" svg:y="2.809cm">
          <draw:text-box>
            <text:p><text:span text:style-name="T1">i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2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_20_2" svg:stroke-color="#000000" draw:marker-start="Arrow" draw:marker-start-width="0.2cm" draw:marker-end="Arrow" draw:marker-end-width="0.2cm" draw:fill="none" draw:fill-gradient-name="Gradient_20_7" draw:fill-hatch-name="Hatching_20_1" draw:fill-image-name="Bitmape_20_1" draw:show-unit="true"/>
      <style:text-properties fo:font-size="10pt" style:font-weight-asian="normal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AR PL UMing HK'" style:font-family-generic-asian="system" style:font-pitch-asian="variable" style:font-size-asian="18pt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8.89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mes &lt;jjramsey&gt;</meta:initial-creator>
    <meta:creation-date>2014-09-12T15:32:56</meta:creation-date>
    <dc:date>2014-09-12T15:53:44</dc:date>
    <dc:creator>James &lt;jjramsey&gt;</dc:creator>
    <meta:editing-duration>PT21S</meta:editing-duration>
    <meta:editing-cycles>4</meta:editing-cycles>
    <meta:generator>LibreOffice/4.0.4.2$Linux_X86_64 LibreOffice_project/400m0$Build-2</meta:generator>
    <meta:document-statistic meta:object-count="5"/>
  </office:meta>
</office:document-meta>
</file>